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StreamException.XMLStream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Excep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Exception.superPrintStackTrace( PrintWriter p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Exception.print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Exception.printStackTrace( PrintWriter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Exception.superPrintStackTrace( PrintStream 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Exception.printStackTrace( PrintStream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Exception.XMLStream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Exception.super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Exception.getNest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Exception.getMessag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StreamException.getNes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Exception.XMLStreamException( String msg , Throwable 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StreamException.XMLStreamException( Throwable 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